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officeooo:rsid="001c4ec5" officeooo:paragraph-rsid="0049abb2"/>
    </style:style>
    <style:style style:name="P2" style:family="paragraph" style:parent-style-name="Text_20_body">
      <style:paragraph-properties fo:margin-top="0cm" fo:margin-bottom="0cm" style:contextual-spacing="false" fo:text-align="start" style:justify-single-word="false"/>
      <style:text-properties officeooo:rsid="001c4ec5" officeooo:paragraph-rsid="0052771b"/>
    </style:style>
    <style:style style:name="P3" style:family="paragraph" style:parent-style-name="Text_20_body">
      <style:paragraph-properties fo:margin-top="0cm" fo:margin-bottom="0cm" style:contextual-spacing="false" fo:text-align="start" style:justify-single-word="false"/>
      <style:text-properties officeooo:rsid="001c4ec5" officeooo:paragraph-rsid="0053a073"/>
    </style:style>
    <style:style style:name="P4" style:family="paragraph" style:parent-style-name="Text_20_body">
      <style:paragraph-properties fo:margin-top="0cm" fo:margin-bottom="0cm" style:contextual-spacing="false" fo:text-align="start" style:justify-single-word="false"/>
      <style:text-properties fo:font-size="18pt" officeooo:rsid="001c4ec5" officeooo:paragraph-rsid="004c665e" style:font-size-asian="18pt" style:font-size-complex="18pt"/>
    </style:style>
    <style:style style:name="P5" style:family="paragraph" style:parent-style-name="Text_20_body">
      <style:paragraph-properties fo:margin-top="0cm" fo:margin-bottom="0cm" style:contextual-spacing="false" fo:text-align="start" style:justify-single-word="false"/>
      <style:text-properties fo:font-size="12pt" officeooo:rsid="00752d19" officeooo:paragraph-rsid="00752d19" style:font-size-asian="10.5pt" style:font-size-complex="12pt"/>
    </style:style>
    <style:style style:name="P6" style:family="paragraph" style:parent-style-name="Text_20_body">
      <style:paragraph-properties fo:margin-top="0cm" fo:margin-bottom="0cm" style:contextual-spacing="false" fo:text-align="start" style:justify-single-word="false" fo:padding="0.074cm" fo:border-left="none" fo:border-right="none" fo:border-top="none" fo:border-bottom="0.06pt solid #000000" style:join-border="false"/>
      <style:text-properties officeooo:rsid="00752d19" officeooo:paragraph-rsid="00752d19"/>
    </style:style>
    <style:style style:name="P7" style:family="paragraph" style:parent-style-name="Text_20_body">
      <style:paragraph-properties fo:margin-top="0cm" fo:margin-bottom="0cm" style:contextual-spacing="false" fo:text-align="start" style:justify-single-word="false"/>
      <style:text-properties fo:font-size="12pt" officeooo:rsid="00752d19" officeooo:paragraph-rsid="00752d19" style:font-size-asian="10.5pt" style:font-size-complex="12pt"/>
    </style:style>
    <style:style style:name="P8" style:family="paragraph" style:parent-style-name="Text_20_body">
      <style:paragraph-properties fo:margin-top="0cm" fo:margin-bottom="0cm" style:contextual-spacing="false" fo:text-align="start" style:justify-single-word="false"/>
      <style:text-properties officeooo:rsid="001c4ec5" officeooo:paragraph-rsid="007a0dd6"/>
    </style:style>
    <style:style style:name="P9" style:family="paragraph" style:parent-style-name="Text_20_body">
      <style:paragraph-properties fo:text-align="start" style:justify-single-word="false"/>
      <style:text-properties officeooo:rsid="001c4ec5" officeooo:paragraph-rsid="0049abb2"/>
    </style:style>
    <style:style style:name="T1" style:family="text">
      <style:text-properties officeooo:rsid="0049abb2"/>
    </style:style>
    <style:style style:name="T2" style:family="text">
      <style:text-properties officeooo:rsid="0049b6a7"/>
    </style:style>
    <style:style style:name="T3" style:family="text">
      <style:text-properties officeooo:rsid="004ff516"/>
    </style:style>
    <style:style style:name="T4" style:family="text">
      <style:text-properties officeooo:rsid="0053a073"/>
    </style:style>
    <style:style style:name="T5" style:family="text">
      <style:text-properties officeooo:rsid="00578e82"/>
    </style:style>
    <style:style style:name="T6" style:family="text">
      <style:text-properties officeooo:rsid="005ababc"/>
    </style:style>
    <style:style style:name="T7" style:family="text">
      <style:text-properties officeooo:rsid="005ae058"/>
    </style:style>
    <style:style style:name="T8" style:family="text">
      <style:text-properties officeooo:rsid="005b3367"/>
    </style:style>
    <style:style style:name="T9" style:family="text">
      <style:text-properties officeooo:rsid="0062eb1b"/>
    </style:style>
    <style:style style:name="T10" style:family="text">
      <style:text-properties officeooo:rsid="00651c96"/>
    </style:style>
    <style:style style:name="T11" style:family="text">
      <style:text-properties officeooo:rsid="006ee7c9"/>
    </style:style>
    <style:style style:name="T12" style:family="text">
      <style:text-properties officeooo:rsid="0070412a"/>
    </style:style>
    <style:style style:name="T13" style:family="text">
      <style:text-properties officeooo:rsid="00706673"/>
    </style:style>
    <style:style style:name="T14" style:family="text">
      <style:text-properties officeooo:rsid="00708ec5"/>
    </style:style>
    <style:style style:name="T15" style:family="text">
      <style:text-properties officeooo:rsid="00727d92"/>
    </style:style>
    <style:style style:name="T16" style:family="text">
      <style:text-properties officeooo:rsid="0073ab03"/>
    </style:style>
    <style:style style:name="T17" style:family="text">
      <style:text-properties officeooo:rsid="0078d296"/>
    </style:style>
    <style:style style:name="T18" style:family="text">
      <style:text-properties officeooo:rsid="007948ea"/>
    </style:style>
    <style:style style:name="T19" style:family="text">
      <style:text-properties officeooo:rsid="007a0dd6"/>
    </style:style>
    <style:style style:name="T20" style:family="text">
      <style:text-properties officeooo:rsid="007bc61c"/>
    </style:style>
    <style:style style:name="T21" style:family="text">
      <style:text-properties officeooo:rsid="0080a3bc"/>
    </style:style>
    <style:style style:name="T22" style:family="text">
      <style:text-properties officeooo:rsid="00882d81"/>
    </style:style>
    <style:style style:name="T23" style:family="text">
      <style:text-properties officeooo:rsid="008981f1"/>
    </style:style>
    <style:style style:name="T24" style:family="text">
      <style:text-properties officeooo:rsid="008bb90d"/>
    </style:style>
    <style:style style:name="T25" style:family="text">
      <style:text-properties officeooo:rsid="008bbe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mplementation of Monte Carlo Linear Solvers in GPU environment </text:p>
      <text:p text:style-name="P4"/>
      <text:p text:style-name="P5">Massimiliano Lupo Pasini (Emory University, Atlanta, GA 30322)</text:p>
      <text:p text:style-name="P5">Steven Hamilton (Oak Ridge National Laboratory, Oak Ridge, TN 37830)</text:p>
      <text:p text:style-name="P6"/>
      <text:p text:style-name="P5"/>
      <text:p text:style-name="P3">The topic of this project is the study of Monte Carlo Linear Solvers (MCLS) for sparse linear systems. <text:span text:style-name="T4">The interest in this field is sparked by the need to come up with resilient algorithms, capable to cope with faults phenomena (crash of cores) in multicore machines. </text:span></text:p>
      <text:p text:style-name="P8">A primal acknowledgment of theoretical requirements to guarantee convergence is achieved via previous <text:span text:style-name="T5">contributions in literature</text:span>. We moved from such state-of-the-art results to <text:span text:style-name="T18">detect</text:span> proper <text:span text:style-name="T17">techniques</text:span> <text:span text:style-name="T18">that facilitate the resolution of the problem at hand</text:span>. The key point is to guarantee th<text:span text:style-name="T19">at</text:span> <text:span text:style-name="T11">MCLS</text:span> estimators <text:span text:style-name="T19">respect certain statistical properties to preserve the reliability of the results</text:span>. <text:span text:style-name="T22">However t</text:span>he necessity <text:span text:style-name="T20">to lower the computational burden c</text:span>hallenges the completion of this task. Sufficient conditions for convergence have been obtained for specific types of <text:span text:style-name="T12">matrices</text:span> and experimental analyses are accomplished for <text:span text:style-name="T21">a wider range of</text:span> problems. Such theoretical <text:span text:style-name="T23">focused </text:span>studies are matched with an examination of <text:span text:style-name="T13">the </text:span>performance <text:span text:style-name="T9">of the method </text:span>on GPU architectures. <text:span text:style-name="T6">For this purpose we implemented a</text:span> version of the code with CUDA toolkits, analyz<text:span text:style-name="T10">ing</text:span> <text:span text:style-name="T7">different approaches </text:span>to generate random numbers and to organize the data. <text:span text:style-name="T8">Different options have been tested to facilitate the transfer of information from host to device memory. In particular coding instructions have been employed to accelerate the access to portions of data that are consulted more frequently.</text:span></text:p>
      <text:p text:style-name="P2"><text:span text:style-name="T14">W</text:span>e attempted <text:span text:style-name="T14">also </text:span>to maximize the performance accordingly to specific properties of the problem, highlighting both <text:span text:style-name="T15">likely </text:span>improving techniques and <text:span text:style-name="T16">some </text:span>pathological behaviors.</text:p>
      <text:p text:style-name="P1">A comparison with a version of the code <text:span text:style-name="T3">run on</text:span> <text:span text:style-name="T2">standard </text:span>CPU shows promising results in favor of the employment of GPU<text:span text:style-name="T1">'</text:span>s. <text:span text:style-name="T25">Indeed a speed-up of 60 times is obtained with GPU architectures across different matrices used as trials.</text:span>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4T04:08:24.573525011</meta:creation-date>
    <dc:date>2015-07-24T19:44:07.056227999</dc:date>
    <meta:editing-duration>PT3H53M13S</meta:editing-duration>
    <meta:editing-cycles>134</meta:editing-cycles>
    <meta:generator>LibreOffice/4.2.8.2$Linux_X86_64 LibreOffice_project/420m0$Build-2</meta:generator>
    <meta:document-statistic meta:table-count="0" meta:image-count="0" meta:object-count="0" meta:page-count="1" meta:paragraph-count="7" meta:word-count="306" meta:character-count="2032" meta:non-whitespace-character-count="1730"/>
  </office:meta>
</office:document-meta>
</file>